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Light" svg:font-family="'Helvetica Neue Light', HelveticaNeue-Light, 'Helvetica Neue', Helvetica, Arial, sans-serif"/>
    <style:font-face style:name="Helvetica" svg:font-family="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ca0d" officeooo:paragraph-rsid="000aca0d"/>
    </style:style>
    <style:style style:name="P2" style:family="paragraph" style:parent-style-name="Standard">
      <style:text-properties fo:font-weight="bold" officeooo:rsid="000aca0d" officeooo:paragraph-rsid="000aca0d" style:font-weight-asian="bold" style:font-weight-complex="bold"/>
    </style:style>
    <style:style style:name="P3" style:family="paragraph" style:parent-style-name="Standard">
      <style:text-properties fo:font-weight="bold" officeooo:rsid="000be562" officeooo:paragraph-rsid="000be562" style:font-weight-asian="bold" style:font-weight-complex="bold"/>
    </style:style>
    <style:style style:name="P4" style:family="paragraph" style:parent-style-name="Standard">
      <style:text-properties officeooo:paragraph-rsid="000aca0d"/>
    </style:style>
    <style:style style:name="P5" style:family="paragraph" style:parent-style-name="Text_20_body">
      <style:text-properties fo:font-variant="normal" fo:text-transform="none" fo:color="#333333" style:font-name="Helvetica" fo:font-size="9.75pt" fo:letter-spacing="normal" fo:font-style="normal" fo:font-weight="normal" officeooo:rsid="000aca0d" officeooo:paragraph-rsid="000be562" style:font-weight-asian="bold" style:font-weight-complex="bold"/>
    </style:style>
    <style:style style:name="P6" style:family="paragraph" style:parent-style-name="Text_20_body">
      <style:text-properties fo:font-variant="normal" fo:text-transform="none" fo:color="#333333" style:font-name="Helvetica" fo:font-size="9.75pt" fo:letter-spacing="normal" fo:font-style="normal" fo:font-weight="normal" officeooo:paragraph-rsid="000aca0d"/>
    </style:style>
    <style:style style:name="T1" style:family="text">
      <style:text-properties officeooo:rsid="000aca0d"/>
    </style:style>
    <style:style style:name="T2" style:family="text">
      <style:text-properties fo:font-variant="normal" fo:text-transform="none" fo:color="#333333" style:font-name="Helvetica Neue Light" fo:font-size="10.5pt" fo:letter-spacing="normal" fo:font-style="normal" fo:font-weight="normal"/>
    </style:style>
    <style:style style:name="T3" style:family="text">
      <style:text-properties fo:font-variant="normal" fo:text-transform="none" fo:color="#333333" style:font-name="Helvetica Neue Light" fo:font-size="10.5pt" fo:letter-spacing="normal" fo:font-style="italic" fo:font-weight="normal"/>
    </style:style>
    <style:style style:name="T4" style:family="text">
      <style:text-properties fo:font-variant="normal" fo:text-transform="none" fo:color="#333333" style:font-name="Helvetica" fo:font-size="9.75pt" fo:letter-spacing="normal" fo:font-style="normal" fo:font-weight="normal"/>
    </style:style>
    <style:style style:name="T5" style:family="text">
      <style:text-properties fo:font-variant="normal" fo:text-transform="none" fo:color="#333333" style:font-name="Helvetica" fo:font-size="9.75pt" fo:letter-spacing="normal" fo:font-style="normal" fo:font-weight="normal" officeooo:rsid="000be56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atamientos estéticos extraorales </text:p>
      <text:p text:style-name="P1"/>
      <text:p text:style-name="P1">Los tratamientos estéticos son cada vez más frecuentes en la práctica odontológica habitual, puesto que no sólo tienen una finalidad estética sino que también forman parte de una rehabilitación oral completa. </text:p>
      <text:p text:style-name="P4"/>
      <text:p text:style-name="P4"><text:span text:style-name="T1">En Sebydent ofrecemos distintos tratamientos estéticos dentro del tercio inferior facial como son: </text:span></text:p>
      <text:p text:style-name="P4"><text:span text:style-name="T1"><text:s/>modificaciones del volumen labial,</text:span></text:p>
      <text:p text:style-name="P4"><text:span text:style-name="T1">-Suavizar y/o eliminar los surcos nasogenianos.</text:span></text:p>
      <text:p text:style-name="P4"><text:span text:style-name="T1">-Eliminar el conocido como ``código de barras´´. </text:span></text:p>
      <text:p text:style-name="P4"><text:span text:style-name="T1"><text:s/>-Mesoterapia facial. </text:span><text:span text:style-name="T2"><text:s/></text:span></text:p>
      <text:p text:style-name="P4"><text:span text:style-name="T2"/></text:p>
      <text:p text:style-name="P4"><text:span text:style-name="T2">La mayoría de los materiales de relleno facial o labial utilizados en el campo de la odontología están compuestos por el conocido </text:span><text:span text:style-name="T3">ácido hialurónico</text:span><text:span text:style-name="T2">. En general, tienen una duración aproximada de entre 6 y 12 meses y después requieren de sesiones de recordatorio. <text:s/></text:span></text:p>
      <text:p text:style-name="P1"/>
      <text:p text:style-name="P1"/>
      <text:p text:style-name="P1"/>
      <text:p text:style-name="P1"/>
      <text:p text:style-name="P2">Plasma Rico en Factores de Crecimiento (PRGF) </text:p>
      <text:p text:style-name="P2"/>
      <text:p text:style-name="P5"><text:span text:style-name="T4">Los factores de crecimiento son un conjunto de proteínas presentes en el plasma y en las plaquetas de nuestra sangre que desempeñan una función esencial en los procesos de reparación y regeneración de los tejidos, ya que desencadenan efectos biológicos como la proliferación y diferenciación celular, la generación de vasos sanguíneos (angiogénesis) y la migración de las células a los lugares donde es necesario que se produzca la regeneración (quimiotaxis).</text:span></text:p>
      <text:p text:style-name="P2"><text:span text:style-name="T4">El plasma rico en factores de crecimiento es una tecnología biomédica dirigida a estimular la regeneración tisular mediante la concentración y aplicación de los factores de crecimiento y otras proteínas presentes en el plasma sanguíneo.</text:span> </text:p>
      <text:p text:style-name="P2"><text:span text:style-name="T5">A</text:span><text:span text:style-name="T4"> partir de un mínimo volumen de sangre procedente del propio paciente, podemos aislar y concentrar las proteínas responsables de la reparación y regeneración de los tejidos para utilizarlos terapéuticamente. Así, la aplicación del plasma rico en factores de crecimiento permite estimular y acelerar la recuperación de los tejidos lesionados </text:span><text:span text:style-name="T5">así como mejorar el postoperatorio tras una cirugía, no habiendo dolor. </text:span></text:p>
      <text:p text:style-name="P3"><text:span text:style-name="T4"/></text:p>
      <text:p text:style-name="P6"/>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Light" svg:font-family="'Helvetica Neue Light', HelveticaNeue-Light, 'Helvetica Neue', Helvetica, Arial, sans-serif"/>
    <style:font-face style:name="Helvetica" svg:font-family="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17:33:50.172000000</meta:creation-date>
    <dc:date>2019-01-28T19:26:21.218000000</dc:date>
    <meta:editing-duration>PT1H37M21S</meta:editing-duration>
    <meta:editing-cycles>1</meta:editing-cycles>
    <meta:document-statistic meta:table-count="0" meta:image-count="0" meta:object-count="0" meta:page-count="1" meta:paragraph-count="13" meta:word-count="282" meta:character-count="1918" meta:non-whitespace-character-count="1634"/>
    <meta:generator>LibreOffice/4.4.3.2$Windows_x86 LibreOffice_project/88805f81e9fe61362df02b9941de8e38a9b5fd16</meta:generator>
  </office:meta>
</office:document-meta>
</file>